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Courier, monospace"/>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SP.NET HTTP Caching</text:h>
      <text:p text:style-name="Text_20_body"/>
      <text:p text:style-name="Text_20_body">Recently I had the pleasure to learn about HTTP caching. There is some background to why this was the case. As any typical ASP.NET MVC developer we got to the point where we wanted to do some <text:a xlink:type="simple" xlink:href="http://www.citrix.com/lang/English/lp/lp_2316545.asp">caching</text:a>. </text:p>
      <text:p text:style-name="Text_20_body"/>
      <text:p text:style-name="Text_20_body">We wanted to make sure that all caching rules were set at the application level as we wanted all the layers above to respect our decisions. To achieve this in MVC we use the <text:a xlink:type="simple" xlink:href="http://msdn.microsoft.com/en-us/library/system.web.mvc.outputcacheattribute(v=vs.108).aspx">OutputCache</text:a> attribute. The best way to manage this is to use <text:a xlink:type="simple" xlink:href="http://msdn.microsoft.com/en-us/library/ms228244(v=vs.80).aspx">Cache Profiles</text:a>. This is defined as follows:</text:p>
      <text:p text:style-name="Text_20_body"/>
      <text:p text:style-name="Text_20_body">&lt;add name="FastProfile" duration="60" varyByCustom=”dontKillTheCache” /&gt;</text:p>
      <text:p text:style-name="Text_20_body"/>
      <text:p text:style-name="Text_20_body">So what we realised is important was to make sure that we were setting the following:</text:p>
      <text:list xml:id="list6309710821" text:style-name="L1">
        <text:list-item>
          <text:p text:style-name="P1">VaryByParam – as caching needs to change if you pass in parameters to your controllers.</text:p>
        </text:list-item>
        <text:list-item>
          <text:p text:style-name="P1">Add a <text:a xlink:type="simple" xlink:href="http://www.iis.net/configreference/system.webserver/httpprotocol/customheaders">User-Agent</text:a> to the Vary HTTP Header. As we have mobile and desktop users.</text:p>
        </text:list-item>
        <text:list-item>
          <text:p text:style-name="P1">VaryByCustom as varying the cache by user-agent will fill the cache with lots of entries. </text:p>
        </text:list-item>
      </text:list>
      <text:p text:style-name="Text_20_body"/>
      <text:h text:style-name="Heading_20_2" text:outline-level="2">VaryByCustom</text:h>
      <text:p text:style-name="Text_20_body"/>
      <text:p text:style-name="Text_20_body">To achieve this we \extended Global.asax to make sure we don't kill the cache.</text:p>
      <text:p text:style-name="Text_20_body"/>
      <text:p text:style-name="Text_20_body">public override string GetVaryByCustomString (HttpContext context, string custom) </text:p>
      <text:p text:style-name="Text_20_body">{ </text:p>
      <text:p text:style-name="Text_20_body"><text:tab/>if (custom == "dontKillTheCache") { </text:p>
      <text:p text:style-name="Text_20_body"><text:tab/><text:tab/>return context.Request.Browser.IsMobileDevice ? "mobile" : "desktop"; </text:p>
      <text:p text:style-name="Text_20_body"><text:tab/>} </text:p>
      <text:p text:style-name="Text_20_body"/>
      <text:p text:style-name="Text_20_body"><text:tab/>return base.GetVaryByCustomString (context, custom); </text:p>
      <text:p text:style-name="Text_20_body">}</text:p>
      <text:p text:style-name="Text_20_body"/>
      <text:p text:style-name="Text_20_body">This will make sure that we only cache two values and save the cache.</text:p>
      <text:p text:style-name="Text_20_body"/>
      <text:h text:style-name="Heading_20_2" text:outline-level="2">So did this all work?</text:h>
      <text:p text:style-name="Text_20_body"/>
      <text:p text:style-name="Text_20_body">This all seemed fine until we plugged this all in with our <text:a xlink:type="simple" xlink:href="https://www.varnish-cache.org/">varnish</text:a> servers. What we noticed was something strange. The way that ASP.NET OutputCache works with its duration is quiite unique.</text:p>
      <text:p text:style-name="Text_20_body"><text:soft-page-break/>When a request comes in the server sets the the cache control header to the following:</text:p>
      <text:p text:style-name="Text_20_body"/>
      <text:p text:style-name="Text_20_body">Cache-Control:public, max-age=30</text:p>
      <text:p text:style-name="Text_20_body"/>
      <text:p text:style-name="Text_20_body">This is all fine until the next request comes in a second later</text:p>
      <text:p text:style-name="Text_20_body"/>
      <text:p text:style-name="Text_20_body">Cache-Control:public, max-age=29</text:p>
      <text:p text:style-name="Text_20_body"/>
      <text:p text:style-name="Text_20_body">What ASP.NET is doing is making sure that all request that come in expire at the same time to all get from the cache again. This is cool when <text:s/>we have one server, however when we have multiple <text:s/>servers and varnish in-front of it, it confuses the cache servers.</text:p>
      <text:p text:style-name="Text_20_body"/>
      <text:p text:style-name="Text_20_body">So we needed to create our own solution. We created a class ResponseCacheAttribute that inherits from ActionFilterAttribute and override the method OnActionExecuting. The following code demonstrates this:</text:p>
      <text:p text:style-name="Text_20_body"/>
      <text:p text:style-name="Text_20_body">One of the things that killed us was that we were seeing some strange server side caching. I was convinced since I had taken control of the caching that there was no server side caching. I was truly wrong. In the ASP.NET pipeline there is a wonderful module called OutputCacheModule. This module decides to be clever so all we needed to do is turn it <text:a xlink:type="simple" xlink:href="http://www.iis.net/configreference/system.webserver/caching">off</text:a> and let varnish take contr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Courier, monospace"/>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Falkowski</meta:initial-creator>
    <meta:creation-date>2012-09-06T21:25:25</meta:creation-date>
    <dc:date>2012-09-06T22:57:15</dc:date>
    <dc:creator>Alex Falkowski</dc:creator>
    <meta:editing-duration>PT1H28M9S</meta:editing-duration>
    <meta:editing-cycles>29</meta:editing-cycles>
    <meta:generator>LibreOffice/3.5$Linux_X86_64 LibreOffice_project/350m1$Build-2</meta:generator>
    <meta:document-statistic meta:table-count="0" meta:image-count="0" meta:object-count="0" meta:page-count="2" meta:paragraph-count="27" meta:word-count="434" meta:character-count="2595" meta:non-whitespace-character-count="2176"/>
  </office:meta>
</office:document-meta>
</file>